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zxx" fo:country="none" style:text-underline-style="solid" style:text-underline-width="auto" style:text-underline-color="font-color" fo:font-weight="bold" officeooo:rsid="00122344" officeooo:paragraph-rsid="00122344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solid" style:text-underline-width="auto" style:text-underline-color="font-color" fo:font-weight="bold" officeooo:rsid="006a27d8" officeooo:paragraph-rsid="005687ce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solid" style:text-underline-width="auto" style:text-underline-color="font-color" fo:font-weight="bold" officeooo:rsid="006a27d8" officeooo:paragraph-rsid="006a27d8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solid" style:text-underline-width="auto" style:text-underline-color="font-color" fo:font-weight="bold" officeooo:rsid="005687ce" officeooo:paragraph-rsid="005687ce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solid" style:text-underline-width="auto" style:text-underline-color="font-color" fo:font-weight="bold" officeooo:rsid="005f7fdf" officeooo:paragraph-rsid="005f7fdf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solid" style:text-underline-width="auto" style:text-underline-color="font-color" fo:font-weight="bold" officeooo:rsid="0078007d" officeooo:paragraph-rsid="0078007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solid" style:text-underline-width="auto" style:text-underline-color="font-color" fo:font-weight="bold" officeooo:rsid="007941f4" officeooo:paragraph-rsid="007941f4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solid" style:text-underline-width="auto" style:text-underline-color="font-color" fo:font-weight="bold" officeooo:rsid="008e28d2" officeooo:paragraph-rsid="008e28d2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solid" style:text-underline-width="auto" style:text-underline-color="font-color" fo:font-weight="bold" officeooo:rsid="007b7fad" officeooo:paragraph-rsid="007b7fa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solid" style:text-underline-width="auto" style:text-underline-color="font-color" fo:font-weight="bold" officeooo:rsid="008e9cb2" officeooo:paragraph-rsid="008e9cb2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solid" style:text-underline-width="auto" style:text-underline-color="font-color" fo:font-weight="bold" officeooo:rsid="008e9e3d" officeooo:paragraph-rsid="008e9e3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solid" style:text-underline-width="auto" style:text-underline-color="font-color" fo:font-weight="bold" officeooo:rsid="00848145" officeooo:paragraph-rsid="00848145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solid" style:text-underline-width="auto" style:text-underline-color="font-color" fo:font-weight="bold" officeooo:rsid="0086215e" officeooo:paragraph-rsid="0086215e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solid" style:text-underline-width="auto" style:text-underline-color="font-color" fo:font-weight="bold" officeooo:rsid="008a6c0d" officeooo:paragraph-rsid="008a6c0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solid" style:text-underline-width="auto" style:text-underline-color="font-color" fo:font-weight="bold" officeooo:rsid="00950111" officeooo:paragraph-rsid="00950111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5687ce" officeooo:paragraph-rsid="005687ce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5687ce" officeooo:paragraph-rsid="0064778f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5687ce" officeooo:paragraph-rsid="005977d7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64778f" officeooo:paragraph-rsid="0064778f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5977d7" officeooo:paragraph-rsid="005977d7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5ac92f" officeooo:paragraph-rsid="005977d7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5b8e25" officeooo:paragraph-rsid="005b8e25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5f7fdf" officeooo:paragraph-rsid="005f7fdf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6652b3" officeooo:paragraph-rsid="006652b3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689399" officeooo:paragraph-rsid="00689399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73de8f" officeooo:paragraph-rsid="0073de8f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72515e" officeooo:paragraph-rsid="0072515e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6a27d8" officeooo:paragraph-rsid="006a27d8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6e0d80" officeooo:paragraph-rsid="006e0d80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6efb6c" officeooo:paragraph-rsid="006efb6c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6fe71b" officeooo:paragraph-rsid="006fe71b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78007d" officeooo:paragraph-rsid="0078007d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7941f4" officeooo:paragraph-rsid="007941f4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7ce0dc" officeooo:paragraph-rsid="007ce0dc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7b7fad" officeooo:paragraph-rsid="007b7fad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7e3acd" officeooo:paragraph-rsid="007ce0dc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7e3acd" officeooo:paragraph-rsid="007e3acd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7e3acd" officeooo:paragraph-rsid="0080031f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80031f" officeooo:paragraph-rsid="0080031f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8e9cb2" officeooo:paragraph-rsid="008e9cb2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8e9e3d" officeooo:paragraph-rsid="008e9e3d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917df2" officeooo:paragraph-rsid="00917df2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86215e" officeooo:paragraph-rsid="0086215e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882e71" officeooo:paragraph-rsid="00882e71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887513" officeooo:paragraph-rsid="00887513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8a6c0d" officeooo:paragraph-rsid="008a6c0d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8cf17e" officeooo:paragraph-rsid="008cf17e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48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bold" officeooo:rsid="00950111" officeooo:paragraph-rsid="00950111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49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bold" officeooo:rsid="00950111" officeooo:paragraph-rsid="0095d4e4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50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bold" officeooo:rsid="0098be25" officeooo:paragraph-rsid="0098be25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51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bold" officeooo:rsid="0099b724" officeooo:paragraph-rsid="0099b724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52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bold" officeooo:rsid="009a367f" officeooo:paragraph-rsid="009a367f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53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bold" officeooo:rsid="009d4255" officeooo:paragraph-rsid="009d4255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54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8e9e3d" officeooo:paragraph-rsid="008e9e3d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55" style:family="paragraph" style:parent-style-name="Standard" style:list-style-name="L1">
      <style:paragraph-properties fo:text-align="start" style:justify-single-word="false"/>
      <style:text-properties fo:font-size="16pt" fo:language="zxx" fo:country="none" style:text-underline-style="none" fo:font-weight="normal" officeooo:rsid="006a27d8" officeooo:paragraph-rsid="006a27d8" style:font-size-asian="14pt" style:language-asian="zxx" style:country-asian="none" style:font-weight-asian="normal" style:font-size-complex="16pt" style:language-complex="zxx" style:country-complex="none" style:font-weight-complex="normal"/>
    </style:style>
    <style:style style:name="P56" style:family="paragraph" style:parent-style-name="Standard" style:list-style-name="L1">
      <style:paragraph-properties fo:text-align="start" style:justify-single-word="false"/>
      <style:text-properties fo:font-size="16pt" fo:language="zxx" fo:country="none" style:text-underline-style="none" fo:font-weight="normal" officeooo:rsid="006b8cd3" officeooo:paragraph-rsid="006b8cd3" style:font-size-asian="14pt" style:language-asian="zxx" style:country-asian="none" style:font-weight-asian="normal" style:font-size-complex="16pt" style:language-complex="zxx" style:country-complex="none" style:font-weight-complex="normal"/>
    </style:style>
    <style:style style:name="P57" style:family="paragraph" style:parent-style-name="Standard" style:list-style-name="L1">
      <style:paragraph-properties fo:text-align="start" style:justify-single-word="false"/>
      <style:text-properties fo:font-size="16pt" fo:language="zxx" fo:country="none" style:text-underline-style="none" fo:font-weight="normal" officeooo:rsid="0076110f" officeooo:paragraph-rsid="0076110f" style:font-size-asian="14pt" style:language-asian="zxx" style:country-asian="none" style:font-weight-asian="normal" style:font-size-complex="16pt" style:language-complex="zxx" style:country-complex="none" style:font-weight-complex="normal"/>
    </style:style>
    <style:style style:name="P58" style:family="paragraph" style:parent-style-name="Preformatted_20_Text" style:list-style-name="L1">
      <style:paragraph-properties fo:text-align="start" style:justify-single-word="false"/>
      <style:text-properties fo:color="#000000" style:font-name="monospace" fo:font-size="10pt" officeooo:paragraph-rsid="005687ce" style:font-size-asian="10pt" style:font-size-complex="10pt"/>
    </style:style>
    <style:style style:name="T1" style:family="text">
      <style:text-properties officeooo:rsid="005687ce"/>
    </style:style>
    <style:style style:name="T2" style:family="text">
      <style:text-properties officeooo:rsid="005977d7"/>
    </style:style>
    <style:style style:name="T3" style:family="text">
      <style:text-properties officeooo:rsid="005bd5fb"/>
    </style:style>
    <style:style style:name="T4" style:family="text">
      <style:text-properties officeooo:rsid="0060bf39"/>
    </style:style>
    <style:style style:name="T5" style:family="text">
      <style:text-properties officeooo:rsid="006d6f8c"/>
    </style:style>
    <style:style style:name="T6" style:family="text">
      <style:text-properties officeooo:rsid="006d7a0b"/>
    </style:style>
    <style:style style:name="T7" style:family="text">
      <style:text-properties officeooo:rsid="0070649f"/>
    </style:style>
    <style:style style:name="T8" style:family="text">
      <style:text-properties officeooo:rsid="007a823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7e3acd"/>
    </style:style>
    <style:style style:name="T11" style:family="text">
      <style:text-properties officeooo:rsid="0080031f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85fee2" style:font-weight-asian="normal" style:font-weight-complex="normal"/>
    </style:style>
    <style:style style:name="T15" style:family="text">
      <style:text-properties style:text-underline-style="none" fo:font-weight="normal" officeooo:rsid="0086215e" style:font-weight-asian="normal" style:font-weight-complex="normal"/>
    </style:style>
    <style:style style:name="T16" style:family="text">
      <style:text-properties style:text-underline-style="none" fo:font-weight="normal" officeooo:rsid="00882e71" style:font-weight-asian="normal" style:font-weight-complex="normal"/>
    </style:style>
    <style:style style:name="T17" style:family="text">
      <style:text-properties style:text-underline-style="none" fo:font-weight="normal" officeooo:rsid="008ba0ad" style:font-weight-asian="normal" style:font-weight-complex="normal"/>
    </style:style>
    <style:style style:name="T18" style:family="text">
      <style:text-properties officeooo:rsid="00807b12"/>
    </style:style>
    <style:style style:name="T19" style:family="text">
      <style:text-properties officeooo:rsid="008221ca"/>
    </style:style>
    <style:style style:name="T20" style:family="text">
      <style:text-properties officeooo:rsid="008e9e3d"/>
    </style:style>
    <style:style style:name="T21" style:family="text">
      <style:text-properties officeooo:rsid="00932c89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95d4e4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 – <text:span text:style-name="T1">C language</text:span></text:p>
      <text:p text:style-name="P1"/>
      <text:list xml:id="list1775751757" text:style-name="L1">
        <text:list-item>
          <text:p text:style-name="P2">Полезни ресурси</text:p>
          <text:list>
            <text:list-item>
              <text:p text:style-name="P55"><text:a xlink:type="simple" xlink:href="https://www.programiz.com/c-programming/examples" text:style-name="Internet_20_link" text:visited-style-name="Visited_20_Internet_20_Link">https://www.programiz.com/c-programming/examples</text:a></text:p>
              <text:list>
                <text:list-item>
                  <text:p text:style-name="P56">Около 70 решени задачи и примери с<text:span text:style-name="T6">ъс</text:span> C <text:span text:style-name="T5">езика</text:span></text:p>
                </text:list-item>
              </text:list>
            </text:list-item>
            <text:list-item>
              <text:p text:style-name="P56"><text:a xlink:type="simple" xlink:href="https://github.com/yordanbabukov/Operating-Systems-notes" text:style-name="Internet_20_link" text:visited-style-name="Visited_20_Internet_20_Link">https://github.com/yordanbabukov/Operating-Systems-notes</text:a></text:p>
              <text:list>
                <text:list-item>
                  <text:p text:style-name="P57">Решения и записки по ОС</text:p>
                </text:list-item>
              </text:list>
            </text:list-item>
          </text:list>
        </text:list-item>
        <text:list-item>
          <text:p text:style-name="P4">Компилиране и пускане на скрипт</text:p>
          <text:list>
            <text:list-item>
              <text:p text:style-name="P16">1. Създаваме си C файл, напр. myfile.c</text:p>
              <text:list>
                <text:list-item>
                  <text:p text:style-name="P58">#include&lt;stdio.h&gt;</text:p>
                  <text:p text:style-name="P58">int main(int argc, char **argv)</text:p>
                  <text:p text:style-name="P58">{</text:p>
                  <text:list>
                    <text:list-header>
                      <text:p text:style-name="P58">printf("\nA sample C program\n\n");</text:p>
                      <text:p text:style-name="P58">return 0;</text:p>
                    </text:list-header>
                  </text:list>
                  <text:p text:style-name="P58">}</text:p>
                </text:list-item>
              </text:list>
            </text:list-item>
            <text:list-item>
              <text:p text:style-name="P16">2. Как да компилираме (някое от изброените)</text:p>
              <text:list>
                <text:list-item>
                  <text:p text:style-name="P16">gcc -std=c99 -Werror -Wall -Wpedantic -Wextra -o myfile myfile.c</text:p>
                  <text:list>
                    <text:list-item>
                      <text:p text:style-name="P19">Внимание! На os-server-а, -Wpedantic трябва да го направим да е -pedantic</text:p>
                    </text:list-item>
                  </text:list>
                </text:list-item>
                <text:list-item>
                  <text:p text:style-name="P17">gcc myfile.c -o myfile</text:p>
                  <text:list>
                    <text:list-item>
                      <text:p text:style-name="P18">-<text:span text:style-name="T2">o му казва как да се казва binary файла, който да създаде, който после ще се изпълни. </text:span></text:p>
                      <text:list>
                        <text:list-item>
                          <text:p text:style-name="P20">-o <text:tab/>- Означава output file</text:p>
                        </text:list-item>
                      </text:list>
                    </text:list-item>
                    <text:list-item>
                      <text:p text:style-name="P21">Тоест ако компилираме файла student.c, а пък на -o му зададем elephant, то после за да стартираме компилирания скрипт, ще трябва да ползваме ./elephant</text:p>
                    </text:list-item>
                  </text:list>
                </text:list-item>
              </text:list>
            </text:list-item>
            <text:list-item>
              <text:p text:style-name="P22">3. За да изпълним скрипта <text:span text:style-name="T3">(който вече е компилиран)</text:span>, пишем:</text:p>
              <text:list>
                <text:list-item>
                  <text:p text:style-name="P22">./myfile</text:p>
                </text:list-item>
              </text:list>
            </text:list-item>
          </text:list>
        </text:list-item>
        <text:list-item>
          <text:p text:style-name="P5">Команда make и файл Makefile</text:p>
          <text:list>
            <text:list-item>
              <text:p text:style-name="P23">С командата make може по-лесно да компилираме, като пишем по-малко за да компилираме скрипт.</text:p>
              <text:list>
                <text:list-item>
                  <text:p text:style-name="P24">Вместо да пишем и помним всеки път дългия код за компилиране, просто си пишем:</text:p>
                  <text:list>
                    <text:list-item>
                      <text:p text:style-name="P24">make myfile</text:p>
                    </text:list-item>
                  </text:list>
                </text:list-item>
              </text:list>
            </text:list-item>
            <text:list-item>
              <text:p text:style-name="P23"><text:soft-page-break/>За целта си правим Makefile файл, в който описваме как да ни се компилира точно скрипта. Makefile файла е нещо като config на командата make в нашия случай. Ние си настройваме как точно да се изпълни команда m<text:span text:style-name="T4">ake, която ще компилира даден скрипт.</text:span></text:p>
            </text:list-item>
            <text:list-item>
              <text:p text:style-name="P25">Конкретно за нещата от github и тяхния Makefile, то за да изпълним скрипт трябва:</text:p>
              <text:list>
                <text:list-item>
                  <text:p text:style-name="P25">1. Да създадем файла main.c и в него да сложим кода.</text:p>
                </text:list-item>
                <text:list-item>
                  <text:p text:style-name="P25">2. Да напишем в конзолата make main, за да компил.</text:p>
                </text:list-item>
                <text:list-item>
                  <text:p text:style-name="P25">3. Да изпълним, пишем ./main</text:p>
                </text:list-item>
              </text:list>
            </text:list-item>
            <text:list-item>
              <text:p text:style-name="P26">Накрая си пишем make clean за да почистим създадения компилиран файл</text:p>
            </text:list-item>
          </text:list>
        </text:list-item>
        <text:list-item>
          <text:p text:style-name="P3">Библиотеки</text:p>
          <text:list>
            <text:list-item>
              <text:p text:style-name="P27">В man 2 и 3 секция, пише за всяка команда, кои библиотеки трябва да се включат.</text:p>
              <text:list>
                <text:list-item>
                  <text:p text:style-name="P27">Напр. man 3 open </text:p>
                </text:list-item>
              </text:list>
            </text:list-item>
            <text:list-item>
              <text:p text:style-name="P28">#include &lt;stdio.h&gt;</text:p>
              <text:list>
                <text:list-item>
                  <text:p text:style-name="P29">за standart input and output</text:p>
                </text:list-item>
              </text:list>
            </text:list-item>
            <text:list-item>
              <text:p text:style-name="P30">#include &lt;stdlib.h&gt;</text:p>
              <text:list>
                <text:list-item>
                  <text:p text:style-name="P31">за exit<text:span text:style-name="T7">()</text:span> функцията</text:p>
                </text:list-item>
              </text:list>
            </text:list-item>
          </text:list>
        </text:list-item>
        <text:list-item>
          <text:p text:style-name="P6">Видове функции</text:p>
          <text:list>
            <text:list-item>
              <text:p text:style-name="P32">System Calls – системни извиквания</text:p>
              <text:list>
                <text:list-item>
                  <text:p text:style-name="P32">man 2</text:p>
                </text:list-item>
                <text:list-item>
                  <text:p text:style-name="P32">на по-ниско ниво са</text:p>
                </text:list-item>
                <text:list-item>
                  <text:p text:style-name="P32">напр. open, read, write и т.н.</text:p>
                </text:list-item>
              </text:list>
            </text:list-item>
            <text:list-item>
              <text:p text:style-name="P32">C Library Functions – библиотечни функции</text:p>
              <text:list>
                <text:list-item>
                  <text:p text:style-name="P32">man 3</text:p>
                </text:list-item>
                <text:list-item>
                  <text:p text:style-name="P32">на по-високо ниво са</text:p>
                </text:list-item>
                <text:list-item>
                  <text:p text:style-name="P32">напр. printf и т.н.</text:p>
                </text:list-item>
              </text:list>
            </text:list-item>
          </text:list>
        </text:list-item>
        <text:list-item>
          <text:p text:style-name="P7">Връщане на грешки</text:p>
          <text:list>
            <text:list-item>
              <text:p text:style-name="P33">Вариант 1</text:p>
              <text:list>
                <text:list-item>
                  <text:p text:style-name="P33">write(2, "Error \n", 10);</text:p>
                  <text:p text:style-name="P33">exit(1);</text:p>
                </text:list-item>
              </text:list>
            </text:list-item>
            <text:list-item>
              <text:p text:style-name="P33">Вариант 2</text:p>
              <text:list>
                <text:list-item>
                  <text:p text:style-name="P33">err(2, "Error is for argument %s", argv[4])</text:p>
                  <text:list>
                    <text:list-item>
                      <text:p text:style-name="P33"><text:soft-page-break/>Това ще върне exit със 2, и ще изпише на stderr съобщението, което сме подали, след нашето съобщение ще допише глобална грешка <text:span text:style-name="T8">(errno)</text:span>. Ако няма грешка ще допише "Success", затова понякога се използва errx.</text:p>
                    </text:list-item>
                  </text:list>
                </text:list-item>
                <text:list-item>
                  <text:p text:style-name="P33">errx(1, "Error with only this message %s", "hello")</text:p>
                  <text:list>
                    <text:list-item>
                      <text:p text:style-name="P33">Това ще върне exit със 1, като ще се изпише на stderr нашето съобщение и нищо повече. </text:p>
                    </text:list-item>
                    <text:list-item>
                      <text:p text:style-name="P33">Това с %s и след това подаване на стринг, не е задължително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Файлове</text:p>
          <text:list>
            <text:list-item>
              <text:p text:style-name="P9">Отваряне на файлове</text:p>
              <text:list>
                <text:list-item>
                  <text:p text:style-name="P34">Отваря файл като създава нов файл дескриптор. По подразбиране има 3 файлови деструктори, и към тях чрез <text:span text:style-name="T9">open</text:span> може да си добавим още.</text:p>
                  <text:list>
                    <text:list-item>
                      <text:p text:style-name="P34">0 <text:tab/>stdin</text:p>
                    </text:list-item>
                    <text:list-item>
                      <text:p text:style-name="P34">1<text:tab/>stdout</text:p>
                    </text:list-item>
                    <text:list-item>
                      <text:p text:style-name="P34">2<text:tab/>stderr</text:p>
                    </text:list-item>
                  </text:list>
                </text:list-item>
                <text:list-item>
                  <text:p text:style-name="P35">open(pathname, flags, [mode])</text:p>
                  <text:list>
                    <text:list-item>
                      <text:p text:style-name="P35">Възможните флагове са:</text:p>
                      <text:list>
                        <text:list-item>
                          <text:p text:style-name="P35"><text:span text:style-name="T9">O_RDONLY</text:span> <text:tab/>Open the file so that it is read only.</text:p>
                        </text:list-item>
                        <text:list-item>
                          <text:p text:style-name="P35"><text:span text:style-name="T9">O_WRONLY</text:span> <text:tab/>Open the file so that it is write <text:tab/>only.</text:p>
                        </text:list-item>
                        <text:list-item>
                          <text:p text:style-name="P35"><text:span text:style-name="T9">O_RDWR</text:span> <text:tab/>Open the file so that it can be read <text:tab/>from and written to.</text:p>
                        </text:list-item>
                        <text:list-item>
                          <text:p text:style-name="P35"><text:span text:style-name="T9">O_APPEND</text:span> <text:tab/>Append new information to the end <text:tab/>of the file.</text:p>
                        </text:list-item>
                        <text:list-item>
                          <text:p text:style-name="P35"><text:span text:style-name="T9">O_TRUNC</text:span> <text:tab/>Initially clear all data from the file.</text:p>
                        </text:list-item>
                        <text:list-item>
                          <text:p text:style-name="P35"><text:span text:style-name="T9">O_CREAT</text:span> <text:tab/>If the file does not exist, create it. If <text:tab/>the O_CREAT option is used, then you must <text:tab/>include the third parameter.</text:p>
                        </text:list-item>
                        <text:list-item>
                          <text:p text:style-name="P35"><text:span text:style-name="T9">O_EXCL</text:span> <text:tab/>Combined with the O_CREAT <text:tab/>option, it ensures that the caller must create <text:tab/>the file. If the file already exists, the call will <text:tab/>fail.</text:p>
                        </text:list-item>
                      </text:list>
                    </text:list-item>
                  </text:list>
                </text:list-item>
                <text:list-item>
                  <text:p text:style-name="P34"><text:soft-page-break/>Примери:</text:p>
                  <text:list>
                    <text:list-item>
                      <text:p text:style-name="P34">int fd = open("foo.txt", O_RDONLY);</text:p>
                      <text:list>
                        <text:list-item>
                          <text:p text:style-name="P34">Отваря файла само за четене.</text:p>
                        </text:list-item>
                      </text:list>
                    </text:list-item>
                    <text:list-item>
                      <text:p text:style-name="P34">int fd = open("foo.txt", O_RD<text:span text:style-name="T10">WR</text:span>);</text:p>
                      <text:list>
                        <text:list-item>
                          <text:p text:style-name="P36">Отваря файла с опция за четене и писане.</text:p>
                        </text:list-item>
                      </text:list>
                    </text:list-item>
                    <text:list-item>
                      <text:p text:style-name="P37">int fd = open("foo.txt", O_CREAT | O_RDWR | <text:tab/>O_TRUNC, <text:span text:style-name="T11">0777</text:span>);</text:p>
                      <text:list>
                        <text:list-item>
                          <text:p text:style-name="P38">Отваря файла <text:span text:style-name="T11">с опция за четене и писане <text:tab/>(O_RDWR) в него като, ако:</text:span></text:p>
                          <text:list>
                            <text:list-item>
                              <text:p text:style-name="P39">го има му изчиства съдържанието <text:tab/>(O_TRUNC)</text:p>
                            </text:list-item>
                            <text:list-item>
                              <text:p text:style-name="P39">го <text:span text:style-name="T12">няма</text:span> <text:span text:style-name="T19">г</text:span>о създава <text:span text:style-name="T18">(O_CREAT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Четене от файл</text:p>
              <text:list>
                <text:list-item>
                  <text:p text:style-name="P40">read(<text:span text:style-name="T20">fd, &amp;buff, sizeof(buff)</text:span>);</text:p>
                  <text:list>
                    <text:list-item>
                      <text:p text:style-name="P41">връща колко байта е прочел</text:p>
                    </text:list-item>
                    <text:list-item>
                      <text:p text:style-name="P42">Добре е при четене и писане на файл да процедираме с информация по блокове, а не байт по байт. <text:span text:style-name="T21">Тоест да правим четене и писане на порции от по 4096 байтови блокове (4 kB)</text:span></text:p>
                      <text:list>
                        <text:list-item>
                          <text:p text:style-name="P42">Хубаво е буфера да ни е 4096 байта, т.е. 4 kB</text:p>
                        </text:list-item>
                      </text:list>
                    </text:list-item>
                  </text:list>
                </text:list-item>
                <text:list-item>
                  <text:p text:style-name="P53">stat<text:span text:style-name="T22"><text:tab/><text:tab/>- инофрмация за файл</text:span></text:p>
                  <text:list>
                    <text:list-item>
                      <text:p text:style-name="P53"><text:span text:style-name="T22">struct stat statFile;</text:span></text:p>
                      <text:p text:style-name="P53"><text:span text:style-name="T22">stat(argv[1], &amp;statFile);</text:span></text:p>
                      <text:p text:style-name="P53"><text:span text:style-name="T22">if(S_ISREG(statFile.st_mode)) ...</text:span></text:p>
                    </text:list-item>
                  </text:list>
                </text:list-item>
              </text:list>
            </text:list-item>
            <text:list-item>
              <text:p text:style-name="P11">Писане във файл</text:p>
              <text:list>
                <text:list-item>
                  <text:p text:style-name="P54">write(fd, &amp;buff, sizeof(buff));</text:p>
                  <text:list>
                    <text:list-item>
                      <text:p text:style-name="P54">връща колко байта е написал</text:p>
                    </text:list-item>
                  </text:list>
                </text:list-item>
              </text:list>
            </text:list-item>
            <text:list-item>
              <text:p text:style-name="P12">lseek<text:span text:style-name="T13"><text:tab/>- местене на позицията на пойнтер</text:span></text:p>
              <text:list>
                <text:list-item>
                  <text:p text:style-name="P12"><text:span text:style-name="T13"><text:s/></text:span><text:span text:style-name="T14">Когато четем или пишем във файл </text:span><text:span text:style-name="T15">има пойнтер, <text:tab/>който се движи по файла и за да променим <text:tab/>позицията му, използваме lseek</text:span></text:p>
                </text:list-item>
                <text:list-item>
                  <text:p text:style-name="P43">lseek(fd, offset, whence)</text:p>
                  <text:list>
                    <text:list-item>
                      <text:p text:style-name="P43">fd<text:tab/>- кой файлов дескриптор ще местим пойнтера</text:p>
                    </text:list-item>
                    <text:list-item>
                      <text:p text:style-name="P13"><text:span text:style-name="T13">offset - колко позиции ще местим спрям</text:span><text:span text:style-name="T16">о </text:span><text:span text:style-name="T13">whence</text:span></text:p>
                    </text:list-item>
                    <text:list-item>
                      <text:p text:style-name="P13"><text:soft-page-break/><text:span text:style-name="T13">whence -<text:tab/></text:span><text:span text:style-name="T16">къде да пратим пойнтера и от там колко <text:tab/>позиции ще ги местим чрез offset</text:span></text:p>
                      <text:list>
                        <text:list-item>
                          <text:p text:style-name="P44">SEEK_SET <text:tab/>- спрямо началото на файла</text:p>
                        </text:list-item>
                        <text:list-item>
                          <text:p text:style-name="P44">SEEK_CUR<text:tab/>- спрямо сегашната позиция</text:p>
                        </text:list-item>
                        <text:list-item>
                          <text:p text:style-name="P44">SEEK_END<text:tab/>- спрямо края на файла</text:p>
                        </text:list-item>
                      </text:list>
                    </text:list-item>
                  </text:list>
                </text:list-item>
                <text:list-item>
                  <text:p text:style-name="P45">Примери:</text:p>
                  <text:list>
                    <text:list-item>
                      <text:p text:style-name="P46">lseek(fd5, 0, SEEK_SET);</text:p>
                      <text:list>
                        <text:list-item>
                          <text:p text:style-name="P14"><text:span text:style-name="T13">пращаме по</text:span><text:span text:style-name="T17">йнтера</text:span><text:span text:style-name="T13"> да е в началото на файла</text:span></text:p>
                        </text:list-item>
                      </text:list>
                    </text:list-item>
                    <text:list-item>
                      <text:p text:style-name="P46">lseek(fd5, 5, SEEK_SET);</text:p>
                      <text:list>
                        <text:list-item>
                          <text:p text:style-name="P14"><text:span text:style-name="T13">пращаме п</text:span><text:span text:style-name="T17">ойнтера да е 5 позиции от началото</text:span></text:p>
                        </text:list-item>
                      </text:list>
                    </text:list-item>
                    <text:list-item>
                      <text:p text:style-name="P47">printf("Current offset is: %ld \n", lseek(fd1, 0, <text:tab/>SEEK_CUR));</text:p>
                      <text:list>
                        <text:list-item>
                          <text:p text:style-name="P47">така си принтим сегашната позиция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">Процеси</text:p>
              <text:list>
                <text:list-item>
                  <text:p text:style-name="P48">exec<text:span text:style-name="T22"><text:tab/><text:tab/>- заменя кода на програмата с shell команда</text:span></text:p>
                  <text:list>
                    <text:list-item>
                      <text:p text:style-name="P48"><text:span text:style-name="T22">execl, execlp, execv, execvp</text:span></text:p>
                      <text:list>
                        <text:list-item>
                          <text:p text:style-name="P49"><text:span text:style-name="T22">execl е за чрез подаване на лист от аргументи, завършващи с (char *) NULL, execv е за чрез подаване на масив от аргументи отново завършващи с (char *) NULL, </text:span><text:span text:style-name="T23">а пък "p" е ако искаме да търсим в PATH директорията дадената команда</text:span></text:p>
                        </text:list-item>
                        <text:list-item>
                          <text:p text:style-name="P49"><text:span text:style-name="T23">execlp("date", "date", (char *) NULL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0">fork<text:span text:style-name="T22"><text:tab/><text:tab/>- създава дете като клонира кода</text:span></text:p>
                  <text:list>
                    <text:list-item>
                      <text:p text:style-name="P51"><text:span text:style-name="T22">pid_t pid = fork();</text:span></text:p>
                      <text:list>
                        <text:list-item>
                          <text:p text:style-name="P51"><text:span text:style-name="T22">pid == 0 <text:tab/>--&gt; child</text:span></text:p>
                        </text:list-item>
                        <text:list-item>
                          <text:p text:style-name="P51"><text:span text:style-name="T22">pid &gt; 0 --&gt; parent</text:span></text:p>
                        </text:list-item>
                        <text:list-item>
                          <text:p text:style-name="P51"><text:span text:style-name="T22">pid &lt; 0 --&gt; error</text:span></text:p>
                        </text:list-item>
                      </text:list>
                    </text:list-item>
                    <text:list-item>
                      <text:p text:style-name="P52"><text:span text:style-name="T22">wait(NULL);</text:span></text:p>
                      <text:list>
                        <text:list-item>
                          <text:p text:style-name="P52"><text:span text:style-name="T22">слага се в родителя и казва да изчака детето да приключи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8:43:34.429160904</meta:creation-date>
    <dc:date>2019-06-04T16:32:37.292429892</dc:date>
    <meta:editing-duration>PT8H26M10S</meta:editing-duration>
    <meta:editing-cycles>127</meta:editing-cycles>
    <meta:generator>LibreOffice/6.0.7.3$Linux_X86_64 LibreOffice_project/00m0$Build-3</meta:generator>
    <meta:document-statistic meta:table-count="0" meta:image-count="0" meta:object-count="0" meta:page-count="5" meta:paragraph-count="123" meta:word-count="1034" meta:character-count="5434" meta:non-whitespace-character-count="4612"/>
  </office:meta>
</office:document-meta>
</file>